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Mono L1" svg:font-family="'Nimbus Mono L'" style:font-adornments="Pogrubiona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code">
      <style:text-properties fo:font-size="10pt" style:font-size-asian="10pt" style:font-size-complex="10pt"/>
    </style:style>
    <style:style style:name="P3" style:family="paragraph" style:parent-style-name="code">
      <style:text-properties style:font-name="Nimbus Mono 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Mono L" fo:font-size="10pt" style:font-size-asian="10pt" style:font-size-complex="10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oria Współbieżności</text:p>
      <text:p text:style-name="Standard">Laboratorium nr 1</text:p>
      <text:p text:style-name="Standard"/>
      <text:p text:style-name="Standard">Krzysztof Romanowski</text:p>
      <text:p text:style-name="Standard"/>
      <text:list xml:id="list1638025003" text:style-name="L1">
        <text:list-item>
          <text:p text:style-name="P1">W języku Java współbieżność jest osiągane przez zastosowanie wątków. Z wątków możemy kożystać na dwa sposoby:</text:p>
          <text:p text:style-name="P1">a) poprzez przekazanie w konstuktorze obiektu implementującego interfejs Runnable </text:p>
        </text:list-item>
      </text:list>
      <text:p text:style-name="Standard"/>
      <text:p text:style-name="Standard"><text:tab/>np. </text:p>
      <text:p text:style-name="Standard"/>
      <text:p text:style-name="code"><text:span text:style-name="T1"><text:tab/></text:span><text:span text:style-name="T2">Thread ins = new Thread(new Runnable() {</text:span></text:p>
      <text:p text:style-name="P3"/>
      <text:p text:style-name="P3"><text:tab/><text:tab/>@Override</text:p>
      <text:p text:style-name="P3"><text:tab/><text:tab/>public void run() {</text:p>
      <text:p text:style-name="P3"><text:tab/><text:tab/><text:tab/>while (true) {</text:p>
      <text:p text:style-name="P3"><text:tab/><text:tab/><text:tab/><text:tab/><text:tab/><text:tab/><text:tab/><text:tab/><text:tab/><text:tab/><text:tab/><text:tab/><text:tab/><text:tab/><text:tab/><text:tab/><text:tab/>System.out.println(</text:p>
      <text:p text:style-name="P3"><text:tab/><text:tab/><text:tab/><text:tab/><text:tab/>Thread.currentThread().<text:tab/>getName());</text:p>
      <text:p text:style-name="code"><text:tab/><text:tab/><text:tab/>}</text:p>
      <text:p text:style-name="P3"><text:tab/><text:tab/>}</text:p>
      <text:p text:style-name="P3"><text:tab/>});</text:p>
      <text:p text:style-name="Standard"><text:tab/></text:p>
      <text:p text:style-name="Standard"><text:tab/>b) poprzez dziedziczenie po wątku i napisanie metody run()</text:p>
      <text:p text:style-name="Standard"/>
      <text:p text:style-name="P2"><text:tab/><text:tab/>Thread dec = new Thread() {</text:p>
      <text:p text:style-name="P2"><text:tab/><text:tab/><text:tab/>@Override</text:p>
      <text:p text:style-name="P2"><text:tab/><text:tab/><text:tab/>public void run() {</text:p>
      <text:p text:style-name="P2"><text:tab/><text:tab/><text:tab/><text:tab/>while (true) {</text:p>
      <text:p text:style-name="P2"><text:tab/><text:tab/><text:tab/><text:tab/><text:tab/>System.out.println(getName());</text:p>
      <text:p text:style-name="P2"><text:tab/><text:tab/><text:tab/><text:tab/>}</text:p>
      <text:p text:style-name="P2"><text:tab/><text:tab/><text:tab/>}</text:p>
      <text:p text:style-name="P2"><text:tab/><text:tab/>};</text:p>
      <text:p text:style-name="Standard"/>
      <text:list xml:id="list2089755919" text:continue-numbering="true" text:style-name="L1">
        <text:list-item>
          <text:p text:style-name="P1">W programowaniu obiektowym istnieje stan więc przy wielu wątkach istnieje potrzeba synchronizacji. Niesety synchronizacja nie jest darmowa co pokazuje tabelka z wynikami czasowymi.</text:p>
        </text:list-item>
      </text:list>
      <text:p text:style-name="Standard"><text:tab/></text:p>
      <text:p text:style-name="Standard"/>
      <text:p text:style-name="Standard"><draw:frame draw:style-name="fr1" draw:name="Obiekt1" text:anchor-type="paragraph" svg:width="15.63cm" svg:height="3.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Mono L1" svg:font-family="'Nimbus Mono L'" style:font-adornments="Pogrubiona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Heading_20_1" style:default-outline-level="" style:list-style-name="" style:class="text" style:master-page-name="">
      <style:paragraph-properties fo:margin-top="0.079cm" fo:margin-bottom="0.079cm" style:page-number="auto"/>
      <style:text-properties style:font-name="Nimbus Mono L1" fo:font-size="75%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Romanowski</meta:initial-creator>
    <meta:creation-date>2011-10-18T22:32:30</meta:creation-date>
    <dc:date>2011-10-18T23:48:36</dc:date>
    <dc:creator>Krzysztof Romanowski</dc:creator>
    <meta:editing-duration>PT7M14S</meta:editing-duration>
    <meta:editing-cycles>1</meta:editing-cycles>
    <meta:generator>LibreOffice/3.3$Linux LibreOffice_project/330m19$Build-301</meta:generator>
    <meta:document-statistic meta:table-count="0" meta:image-count="0" meta:object-count="1" meta:page-count="1" meta:paragraph-count="28" meta:word-count="106" meta:character-count="8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899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>
            <text:p>bez synchronizacji</text:p>
          </table:table-cell>
          <table:table-cell office:value-type="string">
            <text:p>z synchronizajca</text:p>
          </table:table-cell>
        </table:table-row>
        <table:table-row table:style-name="ro1">
          <table:table-cell office:value-type="string">
            <text:p>Ubuntu, OpenJDK , Intel dualcoreP8600</text:p>
          </table:table-cell>
          <table:table-cell table:style-name="ce1" office:value-type="float" office:value="51474">
            <text:p>51474</text:p>
          </table:table-cell>
          <table:table-cell table:style-name="ce1" office:value-type="float" office:value="150812">
            <text:p>150812</text:p>
          </table:table-cell>
        </table:table-row>
        <table:table-row table:style-name="ro1">
          <table:table-cell office:value-type="string">
            <text:p>Ubuntu, Sun JRE 1.6.x , Intel dualcoreP8600</text:p>
          </table:table-cell>
          <table:table-cell table:style-name="ce1" office:value-type="float" office:value="49574">
            <text:p>49574</text:p>
          </table:table-cell>
          <table:table-cell table:style-name="ce1" office:value-type="float" office:value="123812">
            <text:p>123812</text:p>
          </table:table-cell>
        </table:table-row>
        <table:table-row table:style-name="ro1">
          <table:table-cell office:value-type="string">
            <text:p>Windows, Sun JRE 1.6.x Intel dualcoreP8600</text:p>
          </table:table-cell>
          <table:table-cell table:style-name="ce1" office:value-type="float" office:value="50474">
            <text:p>50474</text:p>
          </table:table-cell>
          <table:table-cell table:style-name="ce1" office:value-type="float" office:value="130112">
            <text:p>130112</text:p>
          </table:table-cell>
        </table:table-row>
        <table:table-row table:style-name="ro1">
          <table:table-cell office:value-type="string">
            <text:p>Windows, Sun JRE 1.6.x Intel dualcoreP8400</text:p>
          </table:table-cell>
          <table:table-cell table:style-name="ce1" office:value-type="float" office:value="58474">
            <text:p>58474</text:p>
          </table:table-cell>
          <table:table-cell table:style-name="ce1" office:value-type="float" office:value="150812">
            <text:p>150812</text:p>
          </table:table-cell>
        </table:table-row>
        <table:table-row table:style-name="ro1">
          <table:table-cell office:value-type="string">
            <text:p>serwer student</text:p>
          </table:table-cell>
          <table:table-cell table:style-name="ce1" office:value-type="float" office:value="81474">
            <text:p>81474</text:p>
          </table:table-cell>
          <table:table-cell table:style-name="ce1" office:value-type="float" office:value="200812">
            <text:p>200812</text:p>
          </table:table-cell>
        </table:table-row>
        <table:table-row table:style-name="ro1">
          <table:table-cell/>
          <table:table-cell table:number-columns-repeated="2" office:value-type="string">
            <text:p>u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23:19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